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widows="1"/>
      <style:text-properties fo:language="ca" fo:country="ES"/>
    </style:style>
    <style:style style:name="P2" style:family="paragraph" style:parent-style-name="Text_20_body" style:list-style-name="L3">
      <style:paragraph-properties fo:widows="1"/>
      <style:text-properties fo:language="ca" fo:country="ES"/>
    </style:style>
    <style:style style:name="P3" style:family="paragraph" style:parent-style-name="Text_20_body">
      <style:paragraph-properties fo:widows="1"/>
      <style:text-properties style:font-name="Arial" fo:font-size="10pt" fo:language="ca" fo:country="ES" style:font-size-asian="10pt" style:font-size-complex="10pt"/>
    </style:style>
    <style:style style:name="P4" style:family="paragraph" style:parent-style-name="Text_20_body" style:list-style-name="L2">
      <style:paragraph-properties fo:widows="1"/>
      <style:text-properties style:font-name="Arial" fo:font-size="10pt" style:font-size-asian="10pt" style:font-size-complex="10pt"/>
    </style:style>
    <style:style style:name="P5" style:family="paragraph" style:parent-style-name="Text_20_body" style:list-style-name="L4">
      <style:paragraph-properties fo:text-align="justify" style:justify-single-word="false" fo:widows="1"/>
      <style:text-properties style:font-name="Arial" fo:font-size="11pt" fo:language="ca" fo:country="ES" style:font-size-asian="11pt" style:font-size-complex="11pt"/>
    </style:style>
    <style:style style:name="P6" style:family="paragraph" style:parent-style-name="Text_20_body">
      <style:paragraph-properties fo:widows="1"/>
      <style:text-properties style:font-name="Arial" fo:font-size="11pt" fo:language="ca" fo:country="ES" style:font-size-asian="11pt" style:font-size-complex="11pt"/>
    </style:style>
    <style:style style:name="P7" style:family="paragraph" style:parent-style-name="Text_20_body" style:list-style-name="L1">
      <style:paragraph-properties fo:widows="1"/>
      <style:text-properties style:font-name="Arial" fo:font-size="11pt" fo:language="ca" fo:country="ES" style:font-size-asian="11pt" style:font-size-complex="11pt"/>
    </style:style>
    <style:style style:name="P8" style:family="paragraph" style:parent-style-name="Text_20_body" style:list-style-name="L4">
      <style:paragraph-properties fo:text-align="justify" style:justify-single-word="false" fo:widows="1"/>
      <style:text-properties style:font-name="Arial" fo:font-size="11pt" style:font-size-asian="11pt" style:font-size-complex="11pt"/>
    </style:style>
    <style:style style:name="P9" style:family="paragraph" style:parent-style-name="Text_20_body" style:list-style-name="L1">
      <style:paragraph-properties fo:widows="1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widows="1" fo:text-indent="0cm" style:auto-text-indent="false"/>
      <style:text-properties fo:language="ca" fo:country="ES"/>
    </style:style>
    <style:style style:name="P11" style:family="paragraph" style:parent-style-name="Text_20_body">
      <style:paragraph-properties fo:margin-left="0cm" fo:margin-right="0cm" fo:widows="1" fo:text-indent="0cm" style:auto-text-indent="false"/>
      <style:text-properties style:font-name="Arial" fo:font-size="10pt" fo:language="ca" fo:country="ES" style:font-size-asian="10pt" style:font-size-complex="10pt"/>
    </style:style>
    <style:style style:name="P12" style:family="paragraph" style:parent-style-name="Text_20_body">
      <style:paragraph-properties fo:margin-left="0cm" fo:margin-right="0cm" fo:widows="1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widows="1" fo:text-indent="0cm" style:auto-text-indent="false"/>
      <style:text-properties style:font-name="Arial" fo:font-size="11pt" fo:language="ca" fo:country="ES" style:font-size-asian="11pt" style:font-size-complex="11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1" fo:font-size="13.5pt" fo:letter-spacing="normal" fo:language="ca" fo:country="ES" fo:font-style="normal" fo:font-weight="normal"/>
    </style:style>
    <style:style style:name="T4" style:family="text">
      <style:text-properties fo:font-variant="normal" fo:text-transform="none" fo:color="#000000" style:font-name="Arial1" fo:font-size="13.5pt" fo:letter-spacing="normal" fo:font-style="normal" fo:font-weight="normal"/>
    </style:style>
    <style:style style:name="T5" style:family="text">
      <style:text-properties fo:font-variant="normal" fo:text-transform="none" fo:color="#000000" fo:font-size="13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222222" style:font-name="Verdana" fo:font-size="9.75pt" fo:letter-spacing="normal" fo:font-style="normal" fo:font-weight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FI a la hora de plantejar la <text:span text:style-name="T8">qualitat del projecte</text:span>, proposa tenir en compte els següents aspectes:</text:p>
      <text:list xml:id="list31712972" text:style-name="L4">
        <text:list-item>
          <text:p text:style-name="P5">Assegurar la correcta alineació amb les necessitats del negoci i <text:span text:style-name="T8">verificar el compliment dels requisits</text:span> des del punt de vista de l'usuari.</text:p>
        </text:list-item>
        <text:list-item>
          <text:p text:style-name="P8"><text:span text:style-name="T1">Minimitzar el risc d'errors, i altres deficiències quan la solució arribi a explotació amb la definició de casos de proves.</text:span></text:p>
        </text:list-item>
        <text:list-item>
          <text:p text:style-name="P8"><text:span text:style-name="T1">Minimitzar el procés de degradació que sol patir el codi com causa del manteniment correctiu i evolutiu, validant els models de disseny tècnics i documentant cada Release.</text:span></text:p>
        </text:list-item>
      </text:list>
      <text:p text:style-name="P13"/>
      <text:p text:style-name="P13">Per començar, es definirà l'abast del <text:span text:style-name="T8">Master Test Plan</text:span> on es reflexarà els objectius i la estratègia que durem a terme per garantir la qualitat del software. A mode resum es detallaran els següents punts:</text:p>
      <text:list xml:id="list31608393" text:style-name="L1">
        <text:list-item>
          <text:p text:style-name="P9"><text:span text:style-name="T1">Procediments i caledarització</text:span></text:p>
          <text:list>
            <text:list-item>
              <text:p text:style-name="P7">Definició del Test de plan i detall dels casos de prova per cada historia del sprint.</text:p>
            </text:list-item>
            <text:list-item>
              <text:p text:style-name="P7">Abans de cada Release es validarà que el sistema estigui llest fer passar les proves d'acceptació (UAT) i així obtindre la validació per part de l'Usuari.</text:p>
            </text:list-item>
            <text:list-item>
              <text:p text:style-name="P7">Definint Regresions per tal d'assegurar que els canvis realitzats en els correctius i evolutius, no introdueixen nous errors.</text:p>
            </text:list-item>
            <text:list-item>
              <text:p text:style-name="P7">Definint els procediments de pujar a producció i documentar-ho amb la creació de tags i Releases.</text:p>
            </text:list-item>
            <text:list-item>
              <text:p text:style-name="P9"><text:span text:style-name="T1">Tenint en compte que treballem amb Kanban ( per incidències no planificables ) i Sprints ( per incidències planificables), i per tal d'evitar pèrdua de codi, s'hauria de definir el procesos en la creació i manteniment de branques amb el subversion.</text:span></text:p>
            </text:list-item>
            <text:list-item>
              <text:p text:style-name="P7">Definir els Test d'integració, per tal de v<text:span text:style-name="T6">alidar els models de disseny tècnics.</text:span> </text:p>
            </text:list-item>
          </text:list>
        </text:list-item>
        <text:list-item>
          <text:p text:style-name="P7">Definició dels entorns de proves.</text:p>
        </text:list-item>
        <text:list-item>
          <text:p text:style-name="P7">Roles i resposabilitats</text:p>
          <text:list>
            <text:list-item>
              <text:p text:style-name="P9"><text:span text:style-name="T1">El Role de QA, està implicat des del principi del projecte i és l'encarregat de definir:</text:span></text:p>
              <text:list>
                <text:list-item>
                  <text:p text:style-name="P9"><text:span text:style-name="T1">Definir El Master Test Plan.</text:span></text:p>
                </text:list-item>
                <text:list-item>
                  <text:p text:style-name="P9"><text:span text:style-name="T1">Detallar el Test plan.</text:span></text:p>
                </text:list-item>
                <text:list-item>
                  <text:p text:style-name="P9"><text:span text:style-name="T1">Detectar la falta de requeriments.</text:span></text:p>
                </text:list-item>
                <text:list-item>
                  <text:p text:style-name="P9"><text:span text:style-name="T1">Guiar a l'usuari en la execució dels casos de proves.</text:span></text:p>
                </text:list-item>
              </text:list>
            </text:list-item>
            <text:list-item>
              <text:p text:style-name="P7">El Tester, executarà el plan de proves per tal de verificar que pot pasar la UAT.</text:p>
            </text:list-item>
          </text:list>
        </text:list-item>
        <text:list-item>
          <text:p text:style-name="P7">Eines de qualitat</text:p>
          <text:list>
            <text:list-item>
              <text:p text:style-name="P7">Si es detectar falta de requeriments, es comunicarà en la petició identificada al <text:span text:style-name="T8">Mantis</text:span> Bug Tracker. Des d'aquesta eina també es reportaran les incidències trobades en la execució de proves, regressions i UATs.</text:p>
            </text:list-item>
            <text:list-item>
              <text:p text:style-name="P7">Utilitzarem el <text:span text:style-name="T8">TestLink</text:span>, per definir el Test Plan i organitzar els casos d'ús.</text:p>
            </text:list-item>
            <text:list-item>
              <text:p text:style-name="P9"><text:span text:style-name="T1">Es fara servir </text:span><text:span text:style-name="T2">Subversion</text:span><text:span text:style-name="T1">, per a gestionar els correctius i els evolutius,</text:span>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11"><text:soft-page-break/></text:p>
      <text:list xml:id="list31635082" text:style-name="L2">
        <text:list-header>
          <text:p text:style-name="P4"/>
        </text:list-header>
      </text:list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06T11:43:24.94</meta:creation-date>
    <dc:date>2016-06-06T12:59:54.07</dc:date>
    <meta:editing-duration>PT31M28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25" meta:word-count="401" meta:character-count="2319"/>
  </office:meta>
</office:document-meta>
</file>